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2" style:parent-style-name="Normal" style:family="paragraph">
      <style:paragraph-properties style:vertical-align="auto" fo:margin-left="0.4923in" fo:background-color="#FFFFFF">
        <style:tab-stops/>
      </style:paragraph-properties>
      <style:text-properties fo:hyphenate="true"/>
    </style:style>
    <style:style style:name="T3"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4"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6" style:parent-style-name="Normal" style:family="paragraph">
      <style:paragraph-properties style:vertical-align="auto" fo:margin-left="0.4923in" fo:background-color="#FFFFFF">
        <style:tab-stops/>
      </style:paragraph-properties>
      <style:text-properties fo:hyphenate="true"/>
    </style:style>
    <style:style style:name="T7" style:parent-style-name="DefaultParagraphFont" style:family="text">
      <style:text-properties style:font-name="Arial" style:font-name-asian="Times New Roman" style:font-name-complex="Arial" fo:color="#00B050" style:letter-kerning="false" fo:language="en" fo:country="US" style:language-asian="en" style:country-asian="US" style:language-complex="ar" style:country-complex="SA"/>
    </style:style>
    <style:style style:name="T8"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9"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10"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11"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2" style:parent-style-name="Normal" style:family="paragraph">
      <style:paragraph-properties style:vertical-align="auto" fo:margin-left="0.4923in" fo:background-color="#FFFFFF">
        <style:tab-stops/>
      </style:paragraph-properties>
      <style:text-properties fo:hyphenate="true"/>
    </style:style>
    <style:style style:name="T13" style:parent-style-name="DefaultParagraphFont" style:family="text">
      <style:text-properties style:font-name="Arial" style:font-name-asian="Times New Roman" style:font-name-complex="Arial" fo:color="#00B050" style:letter-kerning="false" fo:language="en" fo:country="US" style:language-asian="en" style:country-asian="US" style:language-complex="ar" style:country-complex="SA"/>
    </style:style>
    <style:style style:name="T14"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1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16"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7"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8"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9" style:parent-style-name="Normal" style:family="paragraph">
      <style:paragraph-properties style:vertical-align="auto" fo:background-color="#FFFFFF"/>
      <style:text-properties fo:hyphenate="true"/>
    </style:style>
    <style:style style:name="T20"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21"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22"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23"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24"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2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26"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27"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28" style:parent-style-name="Normal" style:family="paragraph">
      <style:paragraph-properties style:vertical-align="auto" fo:background-color="#FFFFFF"/>
      <style:text-properties fo:hyphenate="true"/>
    </style:style>
    <style:style style:name="T29"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0"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31"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2" style:parent-style-name="DefaultParagraphFont" style:family="text">
      <style:text-properties style:font-name="Arial" style:font-name-asian="Times New Roman" style:font-name-complex="Arial" fo:color="#FF0000" style:letter-kerning="false" fo:language="en" fo:country="US" style:language-asian="en" style:country-asian="US" style:language-complex="ar" style:country-complex="SA"/>
    </style:style>
    <style:style style:name="T33"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4"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5" style:parent-style-name="DefaultParagraphFont" style:family="text">
      <style:text-properties style:font-name="Arial" style:font-name-asian="Times New Roman" style:font-name-complex="Arial" fo:color="#00B050" style:letter-kerning="false" fo:language="en" fo:country="US" style:language-asian="en" style:country-asian="US" style:language-complex="ar" style:country-complex="SA"/>
    </style:style>
    <style:style style:name="T36"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7" style:parent-style-name="DefaultParagraphFont" style:family="text">
      <style:text-properties style:font-name="Arial" style:font-name-asian="Times New Roman" style:font-name-complex="Arial" fo:color="#00B050" style:letter-kerning="false" fo:language="en" fo:country="US" style:language-asian="en" style:country-asian="US" style:language-complex="ar" style:country-complex="SA"/>
    </style:style>
    <style:style style:name="T38"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39"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40"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1"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2"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3"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4"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5" style:parent-style-name="ListParagraph" style:list-style-name="LFO1"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6"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7"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8"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49"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0"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1"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2"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3"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5"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6"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7"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8"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59"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0"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1"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2"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3" style:parent-style-name="Normal" style:family="paragraph">
      <style:paragraph-properties style:vertical-align="auto" fo:margin-left="0.4923in" fo:background-color="#FFFFFF">
        <style:tab-stops/>
      </style:paragraph-properties>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5"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6"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7"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8"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69"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0"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1"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2"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3"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5"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6"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7"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8"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79"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80" style:parent-style-name="Normal" style:family="paragraph">
      <style:paragraph-properties style:vertical-align="auto" fo:background-color="#FFFFFF"/>
      <style:text-properties fo:hyphenate="true"/>
    </style:style>
    <style:style style:name="T81"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82" style:parent-style-name="DefaultParagraphFont" style:family="text">
      <style:text-properties style:font-name="Wingdings" style:font-name-asian="Wingdings" style:font-name-complex="Wingdings" fo:color="#222222" style:letter-kerning="false" fo:language="en" fo:country="US" style:language-asian="en" style:country-asian="US" style:language-complex="ar" style:country-complex="SA"/>
    </style:style>
    <style:style style:name="T83"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8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85" style:parent-style-name="Normal" style:family="paragraph">
      <style:paragraph-properties style:vertical-align="auto" fo:background-color="#FFFFFF"/>
      <style:text-properties fo:hyphenate="true"/>
    </style:style>
    <style:style style:name="T86"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87" style:parent-style-name="DefaultParagraphFont" style:family="text">
      <style:text-properties style:font-name="Wingdings" style:font-name-asian="Wingdings" style:font-name-complex="Wingdings" fo:color="#222222" style:letter-kerning="false" fo:language="en" fo:country="US" style:language-asian="en" style:country-asian="US" style:language-complex="ar" style:country-complex="SA"/>
    </style:style>
    <style:style style:name="T88"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89" style:parent-style-name="Normal" style:family="paragraph">
      <style:paragraph-properties style:vertical-align="auto" fo:background-color="#FFFFFF"/>
      <style:text-properties fo:hyphenate="true"/>
    </style:style>
    <style:style style:name="T90"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91" style:parent-style-name="DefaultParagraphFont" style:family="text">
      <style:text-properties style:font-name="Wingdings" style:font-name-asian="Wingdings" style:font-name-complex="Wingdings" fo:color="#222222" style:letter-kerning="false" fo:language="en" fo:country="US" style:language-asian="en" style:country-asian="US" style:language-complex="ar" style:country-complex="SA"/>
    </style:style>
    <style:style style:name="T92"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93"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94" style:parent-style-name="Normal" style:family="paragraph">
      <style:paragraph-properties style:vertical-align="auto" fo:margin-top="0.0694in" style:line-height-at-least="0.1354in" fo:background-color="#FFFFFF"/>
      <style:text-properties fo:hyphenate="true"/>
    </style:style>
    <style:style style:name="T95"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T96"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9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98" style:parent-style-name="DefaultParagraphFont" style:family="text">
      <style:text-properties style:font-name="Arial" style:font-name-asian="Times New Roman" style:font-name-complex="Arial" fo:color="#222222" style:letter-kerning="false" fo:language="en" fo:country="US" style:language-asian="en" style:country-asian="US" style:language-complex="ar" style:country-complex="SA"/>
    </style:style>
    <style:style style:name="P99" style:parent-style-name="Normal" style:family="paragraph">
      <style:paragraph-properties style:vertical-align="auto" fo:margin-top="0.0694in" style:line-height-at-least="0.1354in" fo:background-color="#FFFFFF"/>
      <style:text-properties fo:hyphenate="true"/>
    </style:style>
    <style:style style:name="T100" style:parent-style-name="DefaultParagraphFont" style:family="text">
      <style:text-properties style:font-name="Arial" style:font-name-asian="Times New Roman" style:font-name-complex="Arial" style:letter-kerning="false" fo:language="en" fo:country="US" style:language-asian="en" style:country-asian="US" style:language-complex="ar" style:country-complex="SA"/>
    </style:style>
    <style:style style:name="T10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02"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3"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4"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6"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07"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8"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0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10"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111" style:parent-style-name="Normal" style:family="paragraph">
      <style:paragraph-properties style:vertical-align="auto" fo:margin-top="0.0694in" style:line-height-at-least="0.1354in" fo:background-color="#FFFFFF"/>
      <style:text-properties fo:hyphenate="true"/>
    </style:style>
    <style:style style:name="T112"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1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14"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1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16"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1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18"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1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20"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21"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22"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23" style:parent-style-name="Normal" style:family="paragraph">
      <style:paragraph-properties style:vertical-align="auto" fo:margin-top="0.0694in" style:line-height-at-least="0.1354in" fo:background-color="#FFFFFF"/>
      <style:text-properties fo:hyphenate="true"/>
    </style:style>
    <style:style style:name="T124"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2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26" style:parent-style-name="Normal" style:family="paragraph">
      <style:paragraph-properties style:vertical-align="auto" fo:margin-top="0.0694in" style:line-height-at-least="0.1354in" fo:background-color="#FFFFFF"/>
      <style:text-properties fo:hyphenate="true"/>
    </style:style>
    <style:style style:name="T12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28" style:parent-style-name="Normal" style:family="paragraph">
      <style:paragraph-properties style:vertical-align="auto" fo:margin-top="0.0694in" style:line-height-at-least="0.1354in" fo:background-color="#FFFFFF"/>
      <style:text-properties fo:hyphenate="true"/>
    </style:style>
    <style:style style:name="T12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30"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31"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32" style:parent-style-name="Normal" style:family="paragraph">
      <style:paragraph-properties style:vertical-align="auto" fo:margin-top="0.0694in" style:line-height-at-least="0.1354in" fo:background-color="#FFFFFF"/>
      <style:text-properties fo:hyphenate="true"/>
    </style:style>
    <style:style style:name="T133"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T134"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T135" style:parent-style-name="DefaultParagraphFont" style:family="text">
      <style:text-properties style:font-name="Arial" style:font-name-asian="Times New Roman" style:font-name-complex="Arial" fo:color="#444444" style:letter-kerning="false" fo:language="en" fo:country="US" style:language-asian="en" style:country-asian="US" style:language-complex="ar" style:country-complex="SA"/>
    </style:style>
    <style:style style:name="P136"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37"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38"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39"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40"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41"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42"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143"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14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style:style style:name="P145"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46" style:parent-style-name="Normal" style:family="paragraph">
      <style:paragraph-properties style:vertical-align="auto" fo:margin-top="0.0694in" style:line-height-at-least="0.1354in" fo:background-color="#FFFFFF"/>
      <style:text-properties fo:hyphenate="true"/>
    </style:style>
    <style:style style:name="T14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48" style:parent-style-name="Normal" style:family="paragraph">
      <style:paragraph-properties style:vertical-align="auto" fo:margin-top="0.0694in" style:line-height-at-least="0.1354in" fo:background-color="#FFFFFF"/>
      <style:text-properties fo:hyphenate="true"/>
    </style:style>
    <style:style style:name="T14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50"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51" style:parent-style-name="Normal" style:family="paragraph">
      <style:paragraph-properties style:vertical-align="auto" fo:margin-top="0.0694in" style:line-height-at-least="0.1354in" fo:background-color="#FFFFFF"/>
      <style:text-properties fo:hyphenate="true"/>
    </style:style>
    <style:style style:name="T152"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53"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54" style:parent-style-name="Normal" style:family="paragraph">
      <style:paragraph-properties style:vertical-align="auto" fo:margin-top="0.0694in" style:line-height-at-least="0.1354in" fo:background-color="#FFFFFF"/>
      <style:text-properties fo:hyphenate="true"/>
    </style:style>
    <style:style style:name="T15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56" style:parent-style-name="Normal" style:family="paragraph">
      <style:paragraph-properties style:vertical-align="auto" fo:margin-top="0.0694in" style:line-height-at-least="0.1354in" fo:background-color="#FFFFFF"/>
      <style:text-properties fo:hyphenate="true"/>
    </style:style>
    <style:style style:name="T15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58" style:parent-style-name="Normal" style:family="paragraph">
      <style:paragraph-properties style:vertical-align="auto" fo:margin-top="0.0694in" style:line-height-at-least="0.1354in" fo:background-color="#FFFFFF"/>
      <style:text-properties fo:hyphenate="true"/>
    </style:style>
    <style:style style:name="T15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60" style:parent-style-name="Normal" style:family="paragraph">
      <style:paragraph-properties style:vertical-align="auto" fo:margin-top="0.0694in" style:line-height-at-least="0.1354in" fo:background-color="#FFFFFF"/>
      <style:text-properties fo:hyphenate="true"/>
    </style:style>
    <style:style style:name="T16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62" style:parent-style-name="Normal" style:family="paragraph">
      <style:paragraph-properties style:vertical-align="auto" fo:margin-top="0.0694in" style:line-height-at-least="0.1354in" fo:background-color="#FFFFFF"/>
      <style:text-properties fo:hyphenate="true"/>
    </style:style>
    <style:style style:name="T16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64" style:parent-style-name="Normal" style:family="paragraph">
      <style:paragraph-properties style:vertical-align="auto" fo:margin-top="0.0694in" style:line-height-at-least="0.1354in" fo:background-color="#FFFFFF"/>
      <style:text-properties fo:hyphenate="true"/>
    </style:style>
    <style:style style:name="T16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66" style:parent-style-name="Normal" style:family="paragraph">
      <style:paragraph-properties style:vertical-align="auto" fo:margin-top="0.0694in" style:line-height-at-least="0.1354in" fo:background-color="#FFFFFF"/>
      <style:text-properties fo:hyphenate="true"/>
    </style:style>
    <style:style style:name="T16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68" style:parent-style-name="Normal" style:family="paragraph">
      <style:paragraph-properties style:vertical-align="auto" fo:margin-top="0.0694in" style:line-height-at-least="0.1354in" fo:background-color="#FFFFFF"/>
      <style:text-properties fo:hyphenate="true"/>
    </style:style>
    <style:style style:name="T16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70" style:parent-style-name="Normal" style:family="paragraph">
      <style:paragraph-properties style:vertical-align="auto" fo:margin-top="0.0694in" style:line-height-at-least="0.1354in" fo:background-color="#FFFFFF"/>
      <style:text-properties fo:hyphenate="true"/>
    </style:style>
    <style:style style:name="T17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72" style:parent-style-name="Normal" style:family="paragraph">
      <style:paragraph-properties style:vertical-align="auto" fo:margin-top="0.0694in" style:line-height-at-least="0.1354in" fo:background-color="#FFFFFF"/>
      <style:text-properties fo:hyphenate="true"/>
    </style:style>
    <style:style style:name="T17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74" style:parent-style-name="Normal" style:family="paragraph">
      <style:paragraph-properties style:vertical-align="auto" fo:margin-top="0.0694in" style:line-height-at-least="0.1354in" fo:background-color="#FFFFFF"/>
      <style:text-properties fo:hyphenate="true"/>
    </style:style>
    <style:style style:name="T17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76" style:parent-style-name="Normal" style:family="paragraph">
      <style:paragraph-properties style:vertical-align="auto" fo:margin-top="0.0694in" style:line-height-at-least="0.1354in" fo:background-color="#FFFFFF"/>
      <style:text-properties fo:hyphenate="true"/>
    </style:style>
    <style:style style:name="T17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78" style:parent-style-name="Normal" style:family="paragraph">
      <style:paragraph-properties style:vertical-align="auto" fo:margin-top="0.0694in" style:line-height-at-least="0.1354in" fo:background-color="#FFFFFF"/>
      <style:text-properties fo:hyphenate="true"/>
    </style:style>
    <style:style style:name="T17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80" style:parent-style-name="Normal" style:family="paragraph">
      <style:paragraph-properties style:vertical-align="auto" fo:margin-top="0.0694in" style:line-height-at-least="0.1354in" fo:background-color="#FFFFFF"/>
      <style:text-properties fo:hyphenate="true"/>
    </style:style>
    <style:style style:name="T18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82" style:parent-style-name="Normal" style:family="paragraph">
      <style:paragraph-properties style:vertical-align="auto" fo:margin-top="0.0694in" style:line-height-at-least="0.1354in" fo:background-color="#FFFFFF"/>
      <style:text-properties fo:hyphenate="true"/>
    </style:style>
    <style:style style:name="T18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84" style:parent-style-name="Normal" style:family="paragraph">
      <style:paragraph-properties style:vertical-align="auto" fo:margin-top="0.0694in" style:line-height-at-least="0.1354in" fo:background-color="#FFFFFF"/>
      <style:text-properties fo:hyphenate="true"/>
    </style:style>
    <style:style style:name="T18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86" style:parent-style-name="Normal" style:family="paragraph">
      <style:paragraph-properties style:vertical-align="auto" fo:margin-top="0.0694in" style:line-height-at-least="0.1354in" fo:background-color="#FFFFFF"/>
      <style:text-properties fo:hyphenate="true"/>
    </style:style>
    <style:style style:name="T18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88" style:parent-style-name="Normal" style:family="paragraph">
      <style:paragraph-properties style:vertical-align="auto" fo:margin-top="0.0694in" style:line-height-at-least="0.1354in" fo:background-color="#FFFFFF"/>
      <style:text-properties fo:hyphenate="true"/>
    </style:style>
    <style:style style:name="T18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90"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191" style:parent-style-name="Normal" style:family="paragraph">
      <style:paragraph-properties style:vertical-align="auto" fo:margin-top="0.0694in" style:line-height-at-least="0.1354in" fo:background-color="#FFFFFF"/>
      <style:text-properties fo:hyphenate="true"/>
    </style:style>
    <style:style style:name="T192"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93" style:parent-style-name="Normal" style:family="paragraph">
      <style:paragraph-properties style:vertical-align="auto" fo:margin-top="0.0694in" style:line-height-at-least="0.1354in" fo:background-color="#FFFFFF"/>
      <style:text-properties fo:hyphenate="true"/>
    </style:style>
    <style:style style:name="T194"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95" style:parent-style-name="Normal" style:family="paragraph">
      <style:paragraph-properties style:vertical-align="auto" fo:margin-top="0.0694in" style:line-height-at-least="0.1354in" fo:background-color="#FFFFFF"/>
      <style:text-properties fo:hyphenate="true"/>
    </style:style>
    <style:style style:name="T196"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97" style:parent-style-name="Normal" style:family="paragraph">
      <style:paragraph-properties style:vertical-align="auto" fo:margin-top="0.0694in" style:line-height-at-least="0.1354in" fo:background-color="#FFFFFF"/>
      <style:text-properties fo:hyphenate="true"/>
    </style:style>
    <style:style style:name="T198"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199" style:parent-style-name="Normal" style:family="paragraph">
      <style:paragraph-properties style:vertical-align="auto" fo:margin-top="0.0694in" style:line-height-at-least="0.1354in" fo:background-color="#FFFFFF"/>
      <style:text-properties fo:hyphenate="true"/>
    </style:style>
    <style:style style:name="T200"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01" style:parent-style-name="Normal" style:family="paragraph">
      <style:paragraph-properties style:vertical-align="auto" fo:margin-top="0.0694in" style:line-height-at-least="0.1354in" fo:background-color="#FFFFFF"/>
      <style:text-properties fo:hyphenate="true"/>
    </style:style>
    <style:style style:name="T202"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03" style:parent-style-name="Normal" style:family="paragraph">
      <style:paragraph-properties style:vertical-align="auto" fo:margin-top="0.0694in" style:line-height-at-least="0.1354in" fo:background-color="#FFFFFF"/>
      <style:text-properties fo:hyphenate="true"/>
    </style:style>
    <style:style style:name="T204"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05" style:parent-style-name="Normal" style:family="paragraph">
      <style:paragraph-properties style:vertical-align="auto" fo:margin-top="0.0694in" style:line-height-at-least="0.1354in" fo:background-color="#FFFFFF"/>
      <style:text-properties fo:hyphenate="true"/>
    </style:style>
    <style:style style:name="T206"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07"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208" style:parent-style-name="Normal" style:family="paragraph">
      <style:paragraph-properties style:vertical-align="auto" fo:margin-top="0.0694in" style:line-height-at-least="0.1354in" fo:background-color="#FFFFFF"/>
      <style:text-properties fo:hyphenate="true"/>
    </style:style>
    <style:style style:name="T20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10" style:parent-style-name="Normal" style:family="paragraph">
      <style:paragraph-properties style:vertical-align="auto" fo:margin-top="0.0694in" style:line-height-at-least="0.1354in" fo:background-color="#FFFFFF"/>
      <style:text-properties fo:hyphenate="true"/>
    </style:style>
    <style:style style:name="T21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12" style:parent-style-name="Normal" style:family="paragraph">
      <style:paragraph-properties style:vertical-align="auto" fo:margin-top="0.0694in" style:line-height-at-least="0.1354in" fo:background-color="#FFFFFF"/>
      <style:text-properties fo:hyphenate="true"/>
    </style:style>
    <style:style style:name="T21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14" style:parent-style-name="Normal" style:family="paragraph">
      <style:paragraph-properties style:vertical-align="auto" fo:margin-top="0.0694in" style:line-height-at-least="0.1354in" fo:background-color="#FFFFFF"/>
      <style:text-properties fo:hyphenate="true"/>
    </style:style>
    <style:style style:name="T21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16" style:parent-style-name="Normal" style:family="paragraph">
      <style:paragraph-properties style:vertical-align="auto" fo:margin-top="0.0694in" style:line-height-at-least="0.1354in" fo:background-color="#FFFFFF"/>
      <style:text-properties fo:hyphenate="true"/>
    </style:style>
    <style:style style:name="T21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18" style:parent-style-name="Normal" style:family="paragraph">
      <style:paragraph-properties style:vertical-align="auto" fo:margin-top="0.0694in" style:line-height-at-least="0.1354in" fo:background-color="#FFFFFF"/>
      <style:text-properties fo:hyphenate="true"/>
    </style:style>
    <style:style style:name="T21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20" style:parent-style-name="Normal" style:family="paragraph">
      <style:paragraph-properties style:vertical-align="auto" fo:margin-top="0.0694in" style:line-height-at-least="0.1354in" fo:background-color="#FFFFFF"/>
      <style:text-properties fo:hyphenate="true"/>
    </style:style>
    <style:style style:name="T22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22" style:parent-style-name="Normal" style:family="paragraph">
      <style:paragraph-properties style:vertical-align="auto" fo:margin-top="0.0694in" style:line-height-at-least="0.1354in" fo:background-color="#FFFFFF"/>
      <style:text-properties fo:hyphenate="true"/>
    </style:style>
    <style:style style:name="T22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24" style:parent-style-name="Normal" style:family="paragraph">
      <style:paragraph-properties style:vertical-align="auto" fo:margin-top="0.0694in" style:line-height-at-least="0.1354in" fo:background-color="#FFFFFF"/>
      <style:text-properties fo:hyphenate="true"/>
    </style:style>
    <style:style style:name="T22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26" style:parent-style-name="Normal" style:family="paragraph">
      <style:paragraph-properties style:vertical-align="auto" fo:margin-top="0.0694in" style:line-height-at-least="0.1354in" fo:background-color="#FFFFFF"/>
      <style:text-properties fo:hyphenate="true"/>
    </style:style>
    <style:style style:name="T22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28" style:parent-style-name="Normal" style:family="paragraph">
      <style:paragraph-properties style:vertical-align="auto" fo:margin-top="0.0694in" style:line-height-at-least="0.1354in" fo:background-color="#FFFFFF"/>
      <style:text-properties fo:hyphenate="true"/>
    </style:style>
    <style:style style:name="T22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30" style:parent-style-name="Normal" style:family="paragraph">
      <style:paragraph-properties style:vertical-align="auto" fo:margin-top="0.0694in" style:line-height-at-least="0.1354in" fo:background-color="#FFFFFF"/>
      <style:text-properties fo:hyphenate="true"/>
    </style:style>
    <style:style style:name="T23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32" style:parent-style-name="Normal" style:family="paragraph">
      <style:paragraph-properties style:vertical-align="auto" fo:margin-top="0.0694in" style:line-height-at-least="0.1354in" fo:background-color="#FFFFFF"/>
      <style:text-properties fo:hyphenate="true"/>
    </style:style>
    <style:style style:name="T233"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34" style:parent-style-name="Normal" style:family="paragraph">
      <style:paragraph-properties style:vertical-align="auto" fo:margin-top="0.0694in" style:line-height-at-least="0.1354in" fo:background-color="#FFFFFF"/>
      <style:text-properties fo:hyphenate="true"/>
    </style:style>
    <style:style style:name="T235"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36" style:parent-style-name="Normal" style:family="paragraph">
      <style:paragraph-properties style:vertical-align="auto" fo:margin-top="0.0694in" style:line-height-at-least="0.1354in" fo:background-color="#FFFFFF"/>
      <style:text-properties fo:hyphenate="true"/>
    </style:style>
    <style:style style:name="T237"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38" style:parent-style-name="Normal" style:family="paragraph">
      <style:paragraph-properties style:vertical-align="auto" fo:margin-top="0.0694in" style:line-height-at-least="0.1354in" fo:background-color="#FFFFFF"/>
      <style:text-properties fo:hyphenate="true"/>
    </style:style>
    <style:style style:name="T239"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40" style:parent-style-name="Normal" style:family="paragraph">
      <style:paragraph-properties style:vertical-align="auto" fo:margin-top="0.0694in" style:line-height-at-least="0.1354in" fo:background-color="#FFFFFF"/>
      <style:text-properties fo:hyphenate="true"/>
    </style:style>
    <style:style style:name="T241" style:parent-style-name="DefaultParagraphFont" style:family="text">
      <style:text-properties style:font-name="Arial" style:font-name-asian="Times New Roman" style:font-name-complex="Arial" fo:color="#444444" style:letter-kerning="false" fo:background-color="#FFF200" fo:language="en" fo:country="US" style:language-asian="en" style:country-asian="US" style:language-complex="ar" style:country-complex="SA"/>
    </style:style>
    <style:style style:name="P242" style:parent-style-name="Normal" style:family="paragraph">
      <style:paragraph-properties style:vertical-align="auto"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243" style:parent-style-name="Normal" style:family="paragraph">
      <style:paragraph-properties style:vertical-align="auto" fo:margin-top="0.0694in" style:line-height-at-least="0.1354in" fo:background-color="#FFFFFF"/>
      <style:text-properties style:font-name="Arial" style:font-name-asian="Times New Roman" style:font-name-complex="Arial" fo:color="#444444" style:letter-kerning="false" fo:language="en" fo:country="US" style:language-asian="en" style:country-asian="US" style:language-complex="ar" style:country-complex="SA" fo:hyphenate="true"/>
    </style:style>
    <style:style style:name="P244" style:parent-style-name="Normal" style:family="paragraph">
      <style:paragraph-properties style:vertical-align="auto" fo:background-color="#FFFFFF"/>
      <style:text-properties style:font-name="Arial" style:font-name-asian="Times New Roman" style:font-name-complex="Arial" fo:color="#222222" style:letter-kerning="false" fo:language="en" fo:country="US" style:language-asian="en" style:country-asian="US" style:language-complex="ar" style:country-complex="SA" fo:hyphenate="true"/>
    </style:style>
  </office:automatic-styles>
  <office:body>
    <office:text text:use-soft-page-breaks="true">
      <text:p text:style-name="P1">To understand this first 1,2 clearly, we need to understand “switch <text:s/>case” construct of programming language. Let’s see a code:</text:p>
      <text:p text:style-name="P2"><text:span text:style-name="T3">switch(</text:span><text:span text:style-name="T4">options</text:span><text:span text:style-name="T5">):</text:span></text:p>
      <text:p text:style-name="P6"><text:span text:style-name="T7">case</text:span><text:span text:style-name="T8"><text:s/></text:span><text:span text:style-name="T9">4</text:span><text:span text:style-name="T10">: “do some thing4”</text:span></text:p>
      <text:p text:style-name="P11"><text:tab/><text:tab/>Break;</text:p>
      <text:p text:style-name="P12"><text:span text:style-name="T13">case<text:s/></text:span><text:span text:style-name="T14">5</text:span><text:span text:style-name="T15">: <text:s text:c="2"/>“do some thign5”</text:span></text:p>
      <text:p text:style-name="P16"><text:tab/><text:tab/>Break;</text:p>
      <text:p text:style-name="P17">case default: “do default”</text:p>
      <text:p text:style-name="P18"/>
      <text:p text:style-name="P19"><text:span text:style-name="T20">Here we</text:span><text:span text:style-name="T21"><text:s/>have a variable<text:s/></text:span><text:span text:style-name="T22">options</text:span><text:span text:style-name="T23">. If<text:s/></text:span><text:span text:style-name="T24">options</text:span><text:span text:style-name="T25"><text:s/>is equal to<text:s/></text:span><text:span text:style-name="T26">4<text:s/></text:span><text:span text:style-name="T27">then “do some thing4” executes.<text:s/></text:span></text:p>
      <text:p text:style-name="P28"><text:span text:style-name="T29">If<text:s/></text:span><text:span text:style-name="T30">options</text:span><text:span text:style-name="T31"><text:s/>is equal to<text:s/></text:span><text:span text:style-name="T32">5</text:span><text:span text:style-name="T33"><text:s/>then “do something5”. For any other values of options, the default is executed that is “do default” is executed. <text:s/></text:span><text:span text:style-name="T34">In<text:s/></text:span><text:span text:style-name="T35">Case</text:span><text:span text:style-name="T36">::</text:span><text:span text:style-name="T37">Case</text:span><text:span text:style-name="T38">(IntConstant *l, List&lt;Stmt*&gt; *s), Case is of one cases in the previous code. IntConstant l is the value after case, like 4, 5, or default and List&lt;Stmt*&gt; *s is the statements after the “:” like “do some thing4”, or “do some thing5”, or “do default” etc.<text:s/></text:span><text:span text:style-name="T39"><text:s/></text:span></text:p>
      <text:p text:style-name="P40">A Case has a value of options and the statements which should be executed in options match. SwitchStmt is the whole statement including “switich(options):” <text:s/>to final “case default”</text:p>
      <text:p text:style-name="P41">We can see inside a switch statement there are many cases. That’s why we have a list of cases like List&lt;Case*&gt; *c in the parameters of constructor SwitchStmt class. Moreover here the “Expr *e” is the actually options. In fact, options can be an expression. There an expression “Expr”.<text:s/></text:p>
      <text:p text:style-name="P42">In the following 1, the actual constructor class for SwitchStmt is defined. And in 2 the constructor class of Case is defined. In fact there is a node in AST ( Abstract Syntax Tree ) named SwitchStmt and there is another node named Case. That’s why we have these two classes.</text:p>
      <text:p text:style-name="P43"/>
      <text:p text:style-name="P44"/>
      <text:list text:style-name="LFO1" text:continue-numbering="true">
        <text:list-item>
          <text:p text:style-name="P45"/>
        </text:list-item>
      </text:list>
      <text:p text:style-name="P46">SwitchStmt::SwitchStmt(Expr *e, List&lt;Case*&gt; *c, Default *d) {    <text:line-break/>    Assert(e != NULL &amp;&amp; c != NULL);<text:line-break/>    (expr=e)-&gt;SetParent(this);<text:line-break/>    (cases=c)-&gt;SetParentAll(this);<text:line-break/>    if (d) (def = d)-&gt;SetParent(this);<text:line-break/>}</text:p>
      <text:p text:style-name="P47"/>
      <text:p text:style-name="P48">2.<text:line-break/>Case::Case(IntConstant *l, List&lt;Stmt*&gt; *s) {    <text:line-break/>    Assert(l != NULL &amp;&amp; s != NULL);<text:line-break/>    (stmts=s)-&gt;SetParentAll(this);<text:line-break/>    (label = l)-&gt;SetParent(this);<text:line-break/>}</text:p>
      <text:p text:style-name="P49"/>
      <text:p text:style-name="P50"/>
      <text:p text:style-name="P51"/>
      <text:p text:style-name="P52"/>
      <text:p text:style-name="P53"/>
      <text:p text:style-name="P54"/>
      <text:p text:style-name="P55"/>
      <text:p text:style-name="P56"/>
      <text:soft-page-break/>
      <text:p text:style-name="P57">Here is the explanation of “void Call:Check()”<text:s/></text:p>
      <text:p text:style-name="P58">To understand this we must need to understand what a function call is? <text:s/>For example you have the following code:</text:p>
      <text:p text:style-name="P59"><text:s text:c="3"/>class A{</text:p>
      <text:p text:style-name="P60"><text:s text:c="3"/>int a;</text:p>
      <text:p text:style-name="P61"><text:s text:c="3"/>void f(){</text:p>
      <text:p text:style-name="P62"><text:tab/>Print(“some thing”);</text:p>
      <text:p text:style-name="P63"><text:s text:c="4"/>}</text:p>
      <text:p text:style-name="P64"><text:s text:c="3"/>}</text:p>
      <text:p text:style-name="P65"/>
      <text:p text:style-name="P66"><text:s text:c="3"/>Another class B.</text:p>
      <text:p text:style-name="P67"><text:s text:c="4"/>class B{</text:p>
      <text:p text:style-name="P68"><text:tab/>void dem()</text:p>
      <text:p text:style-name="P69"><text:s text:c="10"/>{<text:s/></text:p>
      <text:p text:style-name="P70"><text:s text:c="14"/>A obj= new A();</text:p>
      <text:p text:style-name="P71"><text:s text:c="14"/>Obj.f();</text:p>
      <text:p text:style-name="P72"/>
      <text:p text:style-name="P73"><text:s text:c="10"/>}</text:p>
      <text:p text:style-name="P74"><text:s text:c="5"/>}</text:p>
      <text:p text:style-name="P75"/>
      <text:p text:style-name="P76"><text:s text:c="2"/>Here in class A we have a function or method named as “ void f()”. Now in class B we create an object of class A as in line “ A obj =new A()”. Now we call the function in A as “ obj.f()”. This is said function calling. Function call means using the function. Whenever a function is called then all the codes defined inside that function executes. For example if we call f() inside A as “obj.f()” then all the codes inside void f() will be executed. For this case there is only one statement as “ Print(“something”) “. This statement will be executed. In summary in class declaration or class definition we define a function. And we<text:s/>use that function outside of the class using function call. So obj.f() is an example of function call. In fact it can said as member function call. Because f() is member method of class B. Any properties or any function inside a class is said as the member of that class. For example In class B we have just only one member function. There is no member field or member variable inside class B.<text:s/>This is the general concept of function call.<text:s/></text:p>
      <text:p text:style-name="P77">In abstract syntax tree ( AST ) we must have a node named Call. And the node has a corresponding class in the semantic analyzer named class Call. The following is the check() of class Call. This method actually checks the semantic rules of function calling. Every function has two parts: one is declaration and other is calling. In our previous example the function f() has two parts: declaration or definition is inside class and calling or call is inside class B. Basically the declaration of function is template. And calling is use of that template. A function must have just one declaration but it may many calls. Like if we have a template to make or shape anything, then we can use that template as many as times we want. Similarly we can call a function as many as times we want. In the following code the identifier “base” is the reference object on which the method or function is called. For our example it is the variable “obj” in class B.<text:s/><text:s/>And “field” is the name of the function. For example in the previous example “f” is the name of the function. Therefore for a function call like “obj.f()” the <text:s/>“obj” is the base and “f” is the field.<text:s/></text:p>
      <text:p text:style-name="P78">The function Call:Check() is a function in class Call to check semantic rules of function calling. In fact this Call is a node in AST. Now let’s see how check() function works.</text:p>
      <text:p text:style-name="P79">At first it checks whether the base is null or not i.e., whether the base contains reference of the object on which the function is called.<text:s/></text:p>
      <text:soft-page-break/>
      <text:p text:style-name="P80"><text:span text:style-name="T81">Before checking about base there is another checking to check that whether all the formals i.e., arguments of the functions are valid. This is done by checking “actuals</text:span><text:span text:style-name="T82"></text:span><text:span text:style-name="T83">checkAll()”<text:s/></text:span></text:p>
      <text:p text:style-name="P84">Now “if(base)” is true that is base is not null and it contains a reference of some object.<text:s/></text:p>
      <text:p text:style-name="P85"><text:span text:style-name="T86">Then in the following line there is check is the base itself have correct reference object and this check is done by “base</text:span><text:span text:style-name="T87"></text:span><text:span text:style-name="T88">check()”.<text:s/></text:span></text:p>
      <text:p text:style-name="P89"><text:span text:style-name="T90">In the following line “Type *tb=base</text:span><text:span text:style-name="T91"></text:span><text:span text:style-name="T92">GetType()” returns the type of the “base” object.</text:span></text:p>
      <text:p text:style-name="P93">In the next line “NamedType *nt = dynamic_cast&lt;NamedType*&gt;(tb)” gets the the NameType of the type tb. For example in our previous example tb contains the class name “A”. And the name of “A” is class. Because A itself a class.<text:s/>So nt should contain “class type”. <text:s/>Or nt may contain “Interface type”. Because functions can be called on the object returned on the interface.<text:s/></text:p>
      <text:p text:style-name="P94"><text:span text:style-name="T95">In line “</text:span><text:span text:style-name="T96">if (tb == Type::errorType || tb == Type::nullType)</text:span><text:span text:style-name="T97">”<text:s/></text:span><text:span text:style-name="T98">it is checked whether the type of base is itself correct or is it null. If the type of base is null or Error, then the whole Call has type error.</text:span></text:p>
      <text:p text:style-name="P99"><text:span text:style-name="T100">In the line “</text:span><text:span text:style-name="T101">else if (!nt) {</text:span><text:span text:style-name="T102"><text:s/>“ it is check</text:span><text:span text:style-name="T103">ed whether the name type is<text:s/></text:span><text:span text:style-name="T104">null. If the name type is null,</text:span><text:span text:style-name="T105"><text:s/>Then it checked whether the type in “tb” is an ArrayType or not. <text:s/>In line “</text:span><text:span text:style-name="T106">if (at &amp;&amp; !strcmp(field-&gt;GetName(), "length")) {</text:span><text:span text:style-name="T107"><text:s/>“ it is checked if “tb” is a</text:span><text:span text:style-name="T108">n array type then it is checked whether the field is “length”. Because ArrayType object has only one field “length”. If it is not true then an error reported in line “</text:span><text:span text:style-name="T109">ReportError::FieldNotFoundInBase(field, tb);</text:span><text:span text:style-name="T110"><text:s/>“.<text:s/></text:span></text:p>
      <text:p text:style-name="P111"><text:span text:style-name="T112">Otherwise if “nt” is not null then in line “</text:span><text:span text:style-name="T113">Decl *klass = nt-&gt;GetDeclForType();</text:span><text:span text:style-name="T114">” it is trying to find out the Declaration of the NameType. That is the declaration of the class type or interface type. If this “klass” is null then no declaration is found and the Check() function returns. Otherwise it gets<text:s/></text:span><text:span text:style-name="T115">the declaration of the field<text:s/></text:span><text:span text:style-name="T116">from the the declaration “klass” in line “</text:span><text:span text:style-name="T117">Decl *dfield = klass-&gt;FindDecl(field, Node::kShallow);</text:span><text:span text:style-name="T118">” and then it checks whether the declaration is a function declaration. If the declaration is not a function declaration then it reports an error in line “</text:span><text:span text:style-name="T119">ReportError::FieldNotFoundInBase(field, tb);</text:span><text:span text:style-name="T120"><text:s/>“.<text:s/></text:span></text:p>
      <text:p text:style-name="P121"/>
      <text:p text:style-name="P122">Finally is base is null then the function is a free function. That is the function which is called is not inside any of the classes. These type functions are declared for special uses. For example you can observe that there is another function call inside the “void f()” in class A. The function class is “print(“asfasdf”)”. This “print” is called without any reference variable. Finally in lines</text:p>
      <text:p text:style-name="P123"><text:span text:style-name="T124">“</text:span><text:span text:style-name="T125">Decl *declForName = FindDecl(field);</text:span></text:p>
      <text:p text:style-name="P126"><text:span text:style-name="T127">fd = dynamic_cast&lt;FnDecl *&gt;(declForName);</text:span></text:p>
      <text:p text:style-name="P128"><text:span text:style-name="T129">if (!fd) {</text:span></text:p>
      <text:p text:style-name="P130">“</text:p>
      <text:p text:style-name="P131">It is checked whether the field is a valid function. If it is not a valid function then an error is<text:s/></text:p>
      <text:p text:style-name="P132"><text:span text:style-name="T133">Reported as “</text:span><text:span text:style-name="T134">ReportError::IdentifierNotDeclared(field, LookingForFunction);</text:span><text:span text:style-name="T135"><text:s/>“</text:span></text:p>
      <text:soft-page-break/>
      <text:p text:style-name="P136">In summary:</text:p>
      <text:p text:style-name="P137">Very first it is checked whether the formals or arguments or parameters are valid or not.<text:s/></text:p>
      <text:p text:style-name="P138">Then <text:s/>it checked whether base is null or not.<text:s/></text:p>
      <text:p text:style-name="P139">If base is not null. Then at first checking is done on base and then on the field</text:p>
      <text:p text:style-name="P140">Else if base is null then field can be a free function and then it is checked whether the field is a function or not.<text:s/></text:p>
      <text:p text:style-name="P141">Its everything about <text:s/>checking Type of Call node in AST and here for class “Call”</text:p>
      <text:p text:style-name="P142"/>
      <text:p text:style-name="P143"/>
      <text:p text:style-name="P144"/>
      <text:p text:style-name="P145">3.</text:p>
      <text:p text:style-name="P146"><text:span text:style-name="T147">void Call::Check() {</text:span></text:p>
      <text:p text:style-name="P148"><text:span text:style-name="T149">FnDecl *fd;</text:span></text:p>
      <text:p text:style-name="P150"/>
      <text:p text:style-name="P151"><text:span text:style-name="T152">actuals-&gt;CheckAll();</text:span></text:p>
      <text:p text:style-name="P153"/>
      <text:p text:style-name="P154"><text:span text:style-name="T155">if (base) {</text:span></text:p>
      <text:p text:style-name="P156"><text:span text:style-name="T157">base-&gt;Check();</text:span></text:p>
      <text:p text:style-name="P158"><text:span text:style-name="T159">Type *tb = base-&gt;GetType();</text:span></text:p>
      <text:p text:style-name="P160"><text:span text:style-name="T161">NamedType *nt = dynamic_cast&lt;NamedType *&gt;(tb);</text:span></text:p>
      <text:p text:style-name="P162"><text:span text:style-name="T163">if (tb == Type::errorType || tb == Type::nullType) {</text:span></text:p>
      <text:p text:style-name="P164"><text:span text:style-name="T165">/* Error/Null type: ignore */</text:span></text:p>
      <text:p text:style-name="P166"><text:span text:style-name="T167">SetType(Type::errorType);</text:span></text:p>
      <text:p text:style-name="P168"><text:span text:style-name="T169">return;</text:span></text:p>
      <text:p text:style-name="P170"><text:span text:style-name="T171">} else if (!nt) {</text:span></text:p>
      <text:p text:style-name="P172"><text:span text:style-name="T173">/* Not a named type */</text:span></text:p>
      <text:p text:style-name="P174"><text:span text:style-name="T175">ArrayType *at = dynamic_cast&lt;ArrayType *&gt;(tb);</text:span></text:p>
      <text:soft-page-break/>
      <text:p text:style-name="P176"><text:span text:style-name="T177">if (at &amp;&amp; !strcmp(field-&gt;GetName(), "length")) {</text:span></text:p>
      <text:p text:style-name="P178"><text:span text:style-name="T179">/* array.length() */</text:span></text:p>
      <text:p text:style-name="P180"><text:span text:style-name="T181">SetType(Type::intType);</text:span></text:p>
      <text:p text:style-name="P182"><text:span text:style-name="T183">} else {</text:span></text:p>
      <text:p text:style-name="P184"><text:span text:style-name="T185">ReportError::FieldNotFoundInBase(field, tb);</text:span></text:p>
      <text:p text:style-name="P186"><text:span text:style-name="T187">SetType(Type::errorType);</text:span></text:p>
      <text:p text:style-name="P188"><text:span text:style-name="T189">}</text:span></text:p>
      <text:p text:style-name="P190"/>
      <text:p text:style-name="P191"><text:span text:style-name="T192">return;</text:span></text:p>
      <text:p text:style-name="P193"><text:span text:style-name="T194">} else {</text:span></text:p>
      <text:p text:style-name="P195"><text:span text:style-name="T196">Decl *klass = nt-&gt;GetDeclForType();</text:span></text:p>
      <text:p text:style-name="P197"><text:span text:style-name="T198">if (!klass) {</text:span></text:p>
      <text:p text:style-name="P199"><text:span text:style-name="T200">return;</text:span></text:p>
      <text:p text:style-name="P201"><text:span text:style-name="T202">} else {</text:span></text:p>
      <text:p text:style-name="P203"><text:span text:style-name="T204">Decl *dfield = klass-&gt;FindDecl(field, Node::kShallow);</text:span></text:p>
      <text:p text:style-name="P205"><text:span text:style-name="T206">fd = dynamic_cast&lt;FnDecl *&gt;(dfield);</text:span></text:p>
      <text:p text:style-name="P207"/>
      <text:p text:style-name="P208"><text:span text:style-name="T209">if (!fd) {</text:span></text:p>
      <text:p text:style-name="P210"><text:span text:style-name="T211">/* Class does not contain field */</text:span></text:p>
      <text:p text:style-name="P212"><text:span text:style-name="T213">ReportError::FieldNotFoundInBase(field, tb);</text:span></text:p>
      <text:p text:style-name="P214"><text:span text:style-name="T215">SetType(Type::errorType);</text:span></text:p>
      <text:p text:style-name="P216"><text:span text:style-name="T217">return;</text:span></text:p>
      <text:p text:style-name="P218"><text:span text:style-name="T219">}</text:span></text:p>
      <text:p text:style-name="P220"><text:span text:style-name="T221">}</text:span></text:p>
      <text:soft-page-break/>
      <text:p text:style-name="P222"><text:span text:style-name="T223">}</text:span></text:p>
      <text:p text:style-name="P224"><text:span text:style-name="T225">} else {</text:span></text:p>
      <text:p text:style-name="P226"><text:span text:style-name="T227">Decl *declForName = FindDecl(field);</text:span></text:p>
      <text:p text:style-name="P228"><text:span text:style-name="T229">fd = dynamic_cast&lt;FnDecl *&gt;(declForName);</text:span></text:p>
      <text:p text:style-name="P230"><text:span text:style-name="T231">if (!fd) {</text:span></text:p>
      <text:p text:style-name="P232"><text:span text:style-name="T233">ReportError::IdentifierNotDeclared(field, LookingForFunction);</text:span></text:p>
      <text:p text:style-name="P234"><text:span text:style-name="T235">SetType(Type::errorType);</text:span></text:p>
      <text:p text:style-name="P236"><text:span text:style-name="T237">return;</text:span></text:p>
      <text:p text:style-name="P238"><text:span text:style-name="T239">}</text:span></text:p>
      <text:p text:style-name="P240"><text:span text:style-name="T241">}</text:span></text:p>
      <text:p text:style-name="P242"/>
      <text:p text:style-name="P243"/>
      <text:p text:style-name="P24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on</dc:creator>
    <meta:creation-date>2020-05-17T18:12:00Z</meta:creation-date>
    <dc:date>2020-05-26T00:06:00Z</dc:date>
    <meta:template xlink:href="Normal" xlink:type="simple"/>
    <meta:editing-cycles>26</meta:editing-cycles>
    <meta:editing-duration>PT45240S</meta:editing-duration>
    <meta:document-statistic meta:page-count="6" meta:paragraph-count="18" meta:word-count="1360" meta:character-count="9096" meta:row-count="64" meta:non-whitespace-character-count="7754"/>
  </office:meta>
</office:document-meta>
</file>